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tstrapUtilsTests.resolveTestContextBootstrapperWithDoubleMetaBootstrapWith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tstrapUtilsTests.args( Class &lt; ? &gt; testClass , Class &lt; ? extends TestContextBootstrapper &gt; expectedBootst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WithLocalDeclarationThatOverridesMetaBootstrapWith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WithDirectBootstrap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For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WithInheritedBootstrap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InEnclosingClassHierarchy( Class &lt; ? &gt; testClass , Class &lt; ? &gt; expectedBootst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assertBootstrapper( Class &lt; ? &gt; testClass , Class &lt; ? &gt; expectedBootst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UtilsTests.resolveTestContextBootstrapperWithMetaBootstrap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WithDuplicatingMetaBootstrapWith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UtilsTests.resolveTestContextBootstrapperInEnclosing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otstrapUtilsTests.resolveTestContextBootstrapperWithEmptyBootstrap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